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ext-properties fo:font-size="7pt"/>
    </style:style>
    <style:style style:name="ce14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number-columns-repeated="245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 table:number-columns-repeated="246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74">
            <text:p>74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0">
            <text:p>10</text:p>
          </table:table-cell>
          <table:table-cell table:style-name="ce13"/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9">
            <text:p>19</text:p>
          </table:table-cell>
          <table:table-cell table:style-name="ce14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43">
            <text:p>43</text:p>
          </table:table-cell>
          <table:table-cell table:style-name="ce14"/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4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/01/2007</text:date>, <text:time>21.14.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2T21:14:42</dc:date>
    <dc:language>it-IT</dc:language>
    <meta:editing-cycles>60</meta:editing-cycles>
    <meta:editing-duration>P2DT2H27M10S</meta:editing-duration>
    <meta:user-defined meta:name="Info 1"/>
    <meta:user-defined meta:name="Info 2"/>
    <meta:user-defined meta:name="Info 3"/>
    <meta:user-defined meta:name="Info 4"/>
    <meta:document-statistic meta:table-count="3" meta:cell-count="734"/>
  </office:meta>
</office:document-meta>
</file>